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6:07:59.600759706</meta:creation-date>
    <meta:document-statistic meta:object-count="25"/>
    <meta:generator>LibreOffice/4.1-5$Linux_x86 LibreOffice_project/14e2671d10dd9c1d4aa9106658ce38261961358</meta:generator>
  </office:meta>
</office:document-meta>
</file>